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5:58:12.36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6:00:42.698000000</dc:date>
    <meta:editing-duration>P3DT21H15M38S</meta:editing-duration>
    <meta:editing-cycles>306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8" meta:object-count="0"/>
  </office:meta>
</office:document-meta>
</file>